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tate Name</text:p>
          </table:table-cell>
          <table:table-cell office:value-type="string">
            <text:p>State Abbreviation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ALABAMA</text:p>
          </table:table-cell>
          <table:table-cell office:value-type="string">
            <text:p>AL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ALASKA</text:p>
          </table:table-cell>
          <table:table-cell office:value-type="string">
            <text:p>AK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ARIZONA</text:p>
          </table:table-cell>
          <table:table-cell office:value-type="string">
            <text:p>AZ</text:p>
          </table:table-cell>
          <table:table-cell office:value-type="float" office:value="238">
            <text:p>2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01/18/2011</text:date>, <text:time>17:4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8T17:45:15.77</meta:creation-date>
    <dc:date>2011-01-18T17:45:45.80</dc:date>
    <meta:editing-duration>PT00H00M31S</meta:editing-duration>
    <meta:editing-cycles>1</meta:editing-cycles>
    <meta:document-statistic meta:table-count="3" meta:cell-count="15" meta:object-count="0"/>
    <meta:generator>OpenOffice.org/3.2$Win32 OpenOffice.org_project/320m18$Build-9502</meta:generator>
  </office:meta>
</office:document-meta>
</file>